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dd46" officeooo:paragraph-rsid="0011dd46"/>
    </style:style>
    <style:style style:name="P2" style:family="paragraph" style:parent-style-name="Standard">
      <style:paragraph-properties fo:text-align="center" style:justify-single-word="false"/>
      <style:text-properties officeooo:rsid="0011dd46" officeooo:paragraph-rsid="0011dd46"/>
    </style:style>
    <style:style style:name="P3" style:family="paragraph" style:parent-style-name="Standard">
      <style:text-properties officeooo:rsid="001287db" officeooo:paragraph-rsid="001287db"/>
    </style:style>
    <style:style style:name="P4" style:family="paragraph" style:parent-style-name="Standard">
      <style:text-properties officeooo:rsid="001287db" officeooo:paragraph-rsid="0013385c"/>
    </style:style>
    <style:style style:name="P5" style:family="paragraph" style:parent-style-name="Standard">
      <style:text-properties fo:font-style="italic" officeooo:rsid="001287db" officeooo:paragraph-rsid="001287db" style:font-style-asian="italic" style:font-style-complex="italic"/>
    </style:style>
    <style:style style:name="P6" style:family="paragraph" style:parent-style-name="Standard">
      <style:text-properties officeooo:rsid="0013385c" officeooo:paragraph-rsid="0013385c"/>
    </style:style>
    <style:style style:name="P7" style:family="paragraph" style:parent-style-name="Standard">
      <style:text-properties officeooo:paragraph-rsid="0013385c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287db"/>
    </style:style>
    <style:style style:name="T3" style:family="text">
      <style:text-properties officeooo:rsid="001287db"/>
    </style:style>
    <style:style style:name="T4" style:family="text">
      <style:text-properties officeooo:rsid="0013385c"/>
    </style:style>
    <style:style style:name="T5" style:family="text">
      <style:text-properties officeooo:rsid="0013a6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rtesian Outer Product<text:line-break/>of Adversarial Path of List</text:p>
      <text:p text:style-name="P2">by Sven Nilsen, 2018</text:p>
      <text:p text:style-name="P1"/>
      <text:p text:style-name="P5">In this paper I show that a Cartesian product of two lists of choices, assuming that a choice leads to a new list of choices, is equivalent to a list of the Cartesian outer product of the two lists of choices.<text:line-break/>This is based on ideas from a discussion with Adam Nemecek.</text:p>
      <text:p text:style-name="P1"/>
      <text:p text:style-name="P1">Under the assumption that a choice from a list leads to a list of choices as the new resource:</text:p>
      <text:p text:style-name="P1"/>
      <text:p text:style-name="P1"><text:tab/>[T] ~ 1 : [T]</text:p>
      <text:p text:style-name="P1"/>
      <text:p text:style-name="P1">A Cartesian product of two lists of choices is equivalent to a list of Cartesian product of choices:</text:p>
      <text:p text:style-name="P1"/>
      <text:p text:style-name="P1"><text:tab/>([A], [B]) &lt;=&gt; [(A<text:span text:style-name="T1">0</text:span>, B<text:span text:style-name="T1">0</text:span>), (A<text:span text:style-name="T2">0</text:span>, B<text:span text:style-name="T1">1</text:span>), …, <text:span text:style-name="T3">(A</text:span><text:span text:style-name="T2">1</text:span><text:span text:style-name="T3">, B</text:span><text:span text:style-name="T2">0</text:span><text:span text:style-name="T3">), (A</text:span><text:span text:style-name="T2">1</text:span><text:span text:style-name="T3">, B</text:span><text:span text:style-name="T2">1</text:span><text:span text:style-name="T3">), ...</text:span>]</text:p>
      <text:p text:style-name="P1"/>
      <text:p text:style-name="P1">Proof:</text:p>
      <text:p text:style-name="P1"/>
      <text:p text:style-name="P1"><text:tab/>(A, B) ~ 1 : [(A, B)]</text:p>
      <text:p text:style-name="Standard"><text:tab/>(A ~ 1, B ~ 1) : [(A, B)]</text:p>
      <text:p text:style-name="Standard"><text:tab/>(A ~ 1 : [A], B ~ 1 : [B]) : [(A, B)]</text:p>
      <text:p text:style-name="Standard"><text:tab/>(A ~ 1, B ~ 1) : ([A], [B]) ∧ [(A, B)]</text:p>
      <text:p text:style-name="Standard"><text:tab/>(A, B) ~ 1 : ([A], [B]) ∧ [(A, B)]</text:p>
      <text:p text:style-name="Standard"><text:tab/>([A], [B]) &lt;=&gt; [(A, B)]</text:p>
      <text:p text:style-name="P1"/>
      <text:p text:style-name="P3">The most natural way to perform this map is take the Cartesian outer product, <text:span text:style-name="T4">since the property:</text:span></text:p>
      <text:p text:style-name="P3"/>
      <text:p text:style-name="P4"><text:tab/><text:span text:style-name="T4">|([A], [B])| = |[(A, B)]|</text:span></text:p>
      <text:p text:style-name="P4"><text:tab/><text:span text:style-name="T4">|[A], [B]| = |[(A, B)]|</text:span></text:p>
      <text:p text:style-name="P4"><text:tab/><text:span text:style-name="T4">|[A]| · |[B]| = |[(A, B)]|</text:span></text:p>
      <text:p text:style-name="P4"/>
      <text:p text:style-name="P6">This property holds under the Cartesian outer product.</text:p>
      <text:p text:style-name="P6"/>
      <text:p text:style-name="P6">Since making a choice of a Cartesian product takes `nat ⨯ nat` while a list takes `nat`:</text:p>
      <text:p text:style-name="P6"/>
      <text:p text:style-name="P7"><text:span text:style-name="T4"><text:tab/></text:span>([A], [B]) &lt;=&gt; [(A, B)<text:span text:style-name="T4">] <text:s text:c="5"/></text:span><text:s/>∧ <text:s text:c="6"/>[(A, B)] ~ 0 : nat -&gt; (A, B) ~ 1</text:p>
      <text:p text:style-name="Standard"><text:s text:c="12"/>-----------------------------------------------------------------------------</text:p>
      <text:p text:style-name="P7"><text:s text:c="6"/><text:tab/><text:tab/>nat <text:span text:style-name="T4">⨯</text:span> nat -&gt; (A ~ 1, B ~ 1) <text:s text:c="2"/>&lt;=&gt; <text:s text:c="2"/>nat -&gt; (A, B) ~ 1</text:p>
      <text:p text:style-name="P7"/>
      <text:p text:style-name="P6">It means there exists a map from `nat ⨯ nat` to `nat` such that the semantics of choice is preserved.</text:p>
      <text:p text:style-name="P6"/>
      <text:p text:style-name="P6">With other words, a new resource of a Cartesian product of lists of choices is decided <text:span text:style-name="T5">from some decision theory producing `nat`, which is suffici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2:30:07.011316000</meta:creation-date>
    <dc:date>2018-11-17T13:04:54.286584000</dc:date>
    <meta:editing-duration>PT2M21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5" meta:word-count="314" meta:character-count="1590" meta:non-whitespace-character-count="1253"/>
  </office:meta>
</office:document-meta>
</file>